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21</meta:editing-cycles>
    <meta:generator>LibreOffice/7.4.2.3$Windows_X86_64 LibreOffice_project/382eef1f22670f7f4118c8c2dd222ec7ad009daf</meta:generator>
    <dc:date>2022-10-27T10:24:09.946000000</dc:date>
    <meta:editing-duration>PT16H56M33S</meta:editing-duration>
    <meta:document-statistic meta:table-count="0" meta:image-count="0" meta:object-count="0" meta:page-count="96" meta:paragraph-count="1054" meta:word-count="25664" meta:character-count="144083" meta:non-whitespace-character-count="114317"/>
  </office:meta>
</office:document-meta>
</file>